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805cm" fo:min-width="1.907cm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loext:graphic-properties draw:fill-color="#ffffff"/>
      <style:text-properties fo:font-size="20pt" style:font-size-asian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ff3333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3333"/>
    </style:style>
    <style:style style:name="T8" style:family="text">
      <style:text-properties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0.8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0.727cm" svg:y="4.228cm">
          <text:p text:style-name="P1"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2.8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2.237cm" svg:y="9.919cm">
          <draw:text-box>
            <text:p>定義言語 tq：</text:p>
            <text:p>&lt;head&gt;::=&lt;ref-label&gt;?&lt;reference&gt;?&lt;function&gt;?&lt;name&gt;?&lt;bind&gt;?;</text:p>
            <text:p>&lt;ref-label&gt;::=(’#’|’##’)&lt;num&gt;+;</text:p>
            <text:p>&lt;reference&gt;::=’$’(’#’|’##’)&lt;num&gt;+;</text:p>
            <text:p>&lt;function&gt;::=’{'&lt;operator&gt;(’(’&lt;T-form&gt;(’,’&lt;T-form&gt;)*’)’)*’}’;</text:p>
            <text:p>&lt;name&gt;::=&lt;char&gt;+;</text:p>
            <text:p>&lt;bind&gt;::=’[’(&lt;num&gt;+(,&lt;num&gt;+)*)?’]’;</text:p>
            <text:p>&lt;operator&gt;::='$'&lt;name&gt;'$'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5" draw:layer="layout" svg:width="19.637cm" svg:height="8.633cm" svg:x="0.401cm" svg:y="5.013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</text:span><text:span text:style-name="T2">は、前述</text:span><text:span text:style-name="T2">&lt;T-form&gt;</text:span><text:span text:style-name="T2">で表現される</text:span><text:span text:style-name="T2">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’(‘&lt;Line&gt;(‘,’&lt;Line&gt;)*’)’</text:span></text:p>
          <text:p text:style-name="P1"><text:span text:style-name="T2"><text:s text:c="4"/></text:span><text:span text:style-name="T2">&lt;Line&gt;::=’(‘&lt;Cell&gt;(‘,’&lt;Cell&gt;)’)’</text:span></text:p>
          <text:p text:style-name="P1"><text:span text:style-name="T2"><text:s text:c="4"/></text:span><text:span text:style-name="T2">&lt;Cell&gt;::=’(‘&lt;Item&gt;’,’’Quantity’’(‘&lt;Value&gt;’,’&lt;Unit&gt;’)’’)’ </text:span></text:p>
          <text:p text:style-name="P1"><text:span text:style-name="T2"><text:s text:c="16"/></text:span><text:span text:style-name="T2">| ‘(‘&lt;Item&gt;’,’&lt;Type&gt;’(‘&lt;Value&gt;’)’’)’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</text:span><text:span text:style-name="T2">データ形式定義言語 </text:span><text:span text:style-name="T2">tq:</text:span></text:p>
          <text:p text:style-name="P1"><text:span text:style-name="T2"><text:s text:c="2"/></text:span><text:span text:style-name="T2">NIMS</text:span><text:span text:style-name="T2">のオリジナル構造定義言語（前述）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3.674cm" svg:height="1.013cm" svg:x="0.1cm" svg:y="4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4" draw:text-style-name="P2" draw:layer="layout" svg:width="8.754cm" svg:height="3.299cm" svg:x="3.679cm" svg:y="8.7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.5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8" draw:style-name="gr1" draw:text-style-name="P6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3.834cm" svg:height="1.013cm" svg:x="0.066cm" svg:y="3.687cm">
          <text:p text:style-name="P1"><text:span text:style-name="T2">データ構造記述言語のセマンティックレベル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0.998cm" svg:height="3.299cm" svg:x="0.436cm" svg:y="10.925cm">
          <text:p text:style-name="P1"><text:span text:style-name="T2">- </text:span><text:span text:style-name="T2">「バインド」による構造変更</text:span></text:p>
          <text:p text:style-name="P1"><text:span text:style-name="T2">- </text:span><text:span text:style-name="T2">「オペレーション」による構造変更</text:span></text:p>
          <text:p text:style-name="P1"><text:span text:style-name="T2">- </text:span><text:span text:style-name="T2">内部構造変更</text:span></text:p>
          <text:p text:style-name="P1"><text:span text:style-name="T2">- </text:span><text:span text:style-name="T2">表現（</text:span><text:span text:style-name="T2">print</text:span><text:span text:style-name="T2">）による構造変更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1cm" svg:height="2.535cm" svg:x="0.434cm" svg:y="4.665cm">
          <text:p text:style-name="P1"><text:span text:style-name="T2">- </text:span><text:span text:style-name="T2">言語の木構造</text:span></text:p>
          <text:p text:style-name="P1"><text:span text:style-name="T2">- </text:span><text:span text:style-name="T2">「レファレンス」による、グラフ・均質化</text:span><text:span text:style-name="T2">2</text:span><text:span text:style-name="T2">部グラフ </text:span></text:p>
          <text:p text:style-name="P1"><text:span text:style-name="T2"><text:s text:c="2"/></text:span><text:span text:style-name="T2">=&gt; </text:span><text:span text:style-name="T2">言語によって表される知識構造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2.564cm" svg:height="1.013cm" svg:x="0cm" svg:y="10cm">
          <text:p text:style-name="P1"><text:span text:style-name="T2">データ構造の変更（言語の表現評価系）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5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6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6" draw:layer="layout" svg:width="14.173cm" svg:height="1.773cm" svg:x="0.5cm" svg:y="10.687cm">
          <text:p text:style-name="P1"><text:span text:style-name="T2">- </text:span><text:span text:style-name="T2">関数名部分を”オペレータ”と呼び明確化する</text:span></text:p>
          <text:p text:style-name="P1"><text:span text:style-name="T2">- </text:span><text:span text:style-name="T2">オペレータ表現は、</text:span><text:span text:style-name="T2">$&lt;name&gt;$</text:span><text:span text:style-name="T2">である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214cm" svg:height="1.013cm" svg:x="0.086cm" svg:y="9.717cm">
          <text:p text:style-name="P1"><text:span text:style-name="T2">オペレータの定義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8.369cm" svg:height="1.013cm" svg:x="0.074cm" svg:y="2.287cm">
          <text:p text:style-name="P1"><text:span text:style-name="T2">関数（</text:span><text:span text:style-name="T2">&lt;function&gt;</text:span><text:span text:style-name="T2">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8.622cm" svg:height="5.583cm" svg:x="0.5cm" svg:y="3.279cm">
          <text:p text:style-name="P1"><text:span text:style-name="T2">- </text:span><text:span text:style-name="T2">より高度な操作に対応するため”関数”の概念を導入</text:span></text:p>
          <text:p text:style-name="P1"><text:span text:style-name="T2">- </text:span><text:span text:style-name="T2">木構造の変更を伴う効果をもたらすものは関数とする</text:span></text:p>
          <text:p text:style-name="P1"><text:span text:style-name="T2"><text:s text:c="2"/></text:span><text:span text:style-name="T2">（項参照は言語構造そのものなので関数ではない）</text:span></text:p>
          <text:p text:style-name="P1"><text:span text:style-name="T2">- </text:span><text:span text:style-name="T2">それ以外の効果をもたらすものも、場合によっては関数とする</text:span></text:p>
          <text:p text:style-name="P1"><text:span text:style-name="T2">- </text:span><text:span text:style-name="T2">今まで関数としていたものはあらたに関数と呼ぶ</text:span></text:p>
          <text:p text:style-name="P1"><text:span text:style-name="T2">- </text:span><text:span text:style-name="T2">関数の引数は、「自分自身以降の木」</text:span></text:p>
          <text:p text:style-name="P1"><text:span text:style-name="T2">- </text:span><text:span text:style-name="T2">関数表現による構造変更を「オペレーション」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5.844cm" svg:height="3.299cm" svg:x="0.482cm" svg:y="14.3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5.104cm" svg:height="1.013cm" svg:x="0.114cm" svg:y="13.362cm">
          <text:p text:style-name="P1"><text:span text:style-name="T2">オペレーション例（後の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1cm" svg:height="1.013cm" svg:x="3.17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:#10$</text:span><text:span text:style-name="T3">(#1[2],#2[2],#3[2],#4[4,2])</text:span><text:span text:style-name="T6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3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5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:#10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:#10$</text:span><text:span text:style-name="T3">(#1[2],#2[2],#3[2],#4</text:span><text:span text:style-name="T6">$:#11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5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2T11">
        <draw:custom-shape draw:name="テキスト ボックス 3" draw:style-name="gr1" draw:text-style-name="P5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5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5" draw:layer="layout" svg:width="13.035cm" svg:height="0.843cm" svg:x="1.165cm" svg:y="7.425cm">
          <text:p text:style-name="P1"><text:span text:style-name="T3">$PI$(</text:span><text:span text:style-name="T6">$BIND$</text:span><text:span text:style-name="T3">(Length,Weight),Quantity($#4,</text:span><text:span text:style-name="T6">$BIND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BIND:#10[]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5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5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タイトルとコンテンツ" presentation:presentation-page-layout-name="AL2T11">
        <draw:custom-shape draw:name="テキスト ボックス 3" draw:style-name="gr1" draw:text-style-name="P5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5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5" draw:layer="layout" svg:width="5.335cm" svg:height="0.843cm" svg:x="0.9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11.629cm" svg:height="1.435cm" svg:x="0.871cm" svg:y="4.299cm">
          <text:p text:style-name="P1"><text:span text:style-name="T6">(#10$FILE$("data.ns3.csv"),#11$FILE$("num.csv"),</text:span></text:p>
          <text:p text:style-name="P1"><text:span text:style-name="T6">$BIND:#10[]$</text:span><text:span text:style-name="T3">(#1[2],#2[2],#3[2],#4</text:span><text:span text:style-name="T6">$BIND:#11[]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5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5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5" draw:text-style-name="P5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5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</text:span><text:span text:style-name="MT2">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</text:span><text:span text:style-name="MT2">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117</meta:editing-cycles>
    <meta:creation-date>2020-04-16T04:11:41</meta:creation-date>
    <dc:date>2020-06-18T10:07:54.107633732</dc:date>
    <meta:editing-duration>PT6H19M30S</meta:editing-duration>
    <meta:generator>LibreOffice/5.3.6.1$Linux_X86_64 LibreOffice_project/30$Build-1</meta:generator>
    <meta:document-statistic meta:object-count="174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